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F00000329362E45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8.865cm" draw:z-index="0"><draw:image xlink:href="Pictures/100000010000060F00000329362E45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6:23:42.857225100</meta:creation-date>
    <dc:date>2025-09-15T16:24:40.880519200</dc:date>
    <meta:editing-duration>PT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3.2$Windows_X86_64 LibreOffice_project/bbb074479178df812d175f709636b368952c2ce3</meta:generator>
  </office:meta>
</office:document-meta>
</file>